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onas Müller</text:p>
            <text:p text:style-name="P10"/>
            <text:p text:style-name="P10">Mechaniker</text:p>
            <text:p text:style-name="Contact_20_info">1452809275 – <text:span text:style-name="T15">jm@gmail.com619224 – </text:span><text:span text:style-name="T16">www.my-website.ch</text:span></text:p>
            <text:p text:style-name="Contact_20_info"/>
            <text:p text:style-name="P7">Ich bin Mechaniker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43ecc77-2a52-4b6a-a3e0-0945985c023d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7100532-a149-4a4a-a749-f99a30d84552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74dc278-76fc-44b2-b7e7-4ea3c2b7eb94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nas Mül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